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a07" officeooo:paragraph-rsid="0003f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ettre la méthode dans le contexte du clustering. Avantage du spectral : ça marche pas au niveau de la géométrie euclidienne mais on utilise la similarité. Comparer aux autres méthodes de clustering. Théorie : comprendre l’idée générale. Partie de test. Essayer d’autres méthodes de similarité (TSNE) → regarder ce qui s’est fait récemment. Mettre en relief les limites selon les données. Tester sur des jeux de données en grande dimension. Tracer le laplacien avec imsh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36:37.184078413</meta:creation-date>
    <dc:date>2018-05-17T10:58:11.722213798</dc:date>
    <meta:editing-duration>PT11M24S</meta:editing-duration>
    <meta:editing-cycles>1</meta:editing-cycles>
    <meta:document-statistic meta:table-count="0" meta:image-count="0" meta:object-count="0" meta:page-count="1" meta:paragraph-count="1" meta:word-count="75" meta:character-count="476" meta:non-whitespace-character-count="401"/>
    <meta:generator>LibreOffice/5.1.6.2$Linux_X86_64 LibreOffice_project/10m0$Build-2</meta:generator>
  </office:meta>
</office:document-meta>
</file>